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</table:table-row>
        <table:table-row table:style-name="ro2">
          <table:table-cell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/>
        </table:table-row>
        <table:table-row table:style-name="ro1">
          <table:table-cell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/>
        </table:table-row>
        <table:table-row table:style-name="ro1">
          <table:table-cell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/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/>
        </table:table-row>
        <table:table-row table:style-name="ro1">
          <table:table-cell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NON US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6:07:16.971913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09-20T17:07:10.598119955</dc:date>
    <meta:editing-duration>PT51M15S</meta:editing-duration>
    <meta:editing-cycles>2</meta:editing-cycles>
    <meta:generator>LibreOffice/5.1.4.2$Linux_X86_64 LibreOffice_project/10m0$Build-2</meta:generator>
    <meta:document-statistic meta:table-count="1" meta:cell-count="23" meta:object-count="0"/>
  </office:meta>
</office:document-meta>
</file>